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E77F5A1E.png" manifest:media-type="image/png"/>
  <manifest:file-entry manifest:full-path="Pictures/1000068800009698000054AB537EA062.svg" manifest:media-type="image/svg+xml"/>
  <manifest:file-entry manifest:full-path="Pictures/10000201000003AF000002121A03CB50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subtitle">
      <style:graphic-properties draw:fill-color="#ffffff" draw:auto-grow-height="true" fo:min-height="12.407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LushGreen-subtitle">
      <style:graphic-properties draw:fill-color="#ffffff" draw:auto-grow-height="true" fo:min-height="12.179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notes">
      <style:graphic-properties draw:fill-color="#ffffff" draw:auto-grow-height="true" fo:min-height="14cm"/>
    </style:style>
    <style:style style:name="pr6" style:family="presentation" style:parent-style-name="LushGreen-subtitle">
      <style:graphic-properties draw:fill-color="#ffffff" fo:min-height="13.794cm"/>
    </style:style>
    <style:style style:name="pr7" style:family="presentation" style:parent-style-name="LushGreen-outline1">
      <style:graphic-properties fo:min-height="11.929cm"/>
    </style:style>
    <style:style style:name="pr8" style:family="presentation" style:parent-style-name="LushGreen-title">
      <style:graphic-properties fo:min-height="2.4cm"/>
    </style:style>
    <style:style style:name="pr9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3333" fo:font-size="22pt" style:font-size-asian="22pt" style:font-size-complex="22pt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ff3333" fo:font-size="44pt" style:font-size-asian="44pt" style:font-size-complex="44pt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draw:frame presentation:style-name="pr1" draw:text-style-name="P2" draw:layer="layout" svg:width="25.2cm" svg:height="12.407cm" svg:x="1.6cm" svg:y="2.793cm" presentation:class="subtitle" presentation:user-transformed="true">
          <draw:text-box>
            <text:p>Building Replicated State Machines</text:p>
            <text:p>with Apache BookKeeper</text:p>
            <text:p/>
            <text:p>Majordodo Usecase</text:p>
            <text:p/>
            <text:p text:style-name="P1"><text:span text:style-name="T1">Enrico Olivelli</text:span></text:p>
            <text:p text:style-name="P1"><text:span text:style-name="T1">Development Manager @Diennea</text:span></text:p>
            <text:p text:style-name="P1"><text:span text:style-name="T1"/></text:p>
            <text:p text:style-name="P1"><text:span text:style-name="T1"><text:a xlink:href="mailto:enrico.olivelli@diennea.com" xlink:type="simple">enrico.olivelli@diennea.com</text:a></text:span></text:p>
            <text:p text:style-name="P1"><text:span text:style-name="T1"><text:a xlink:href="mailto:eolivelli@gmail.com" xlink:type="simple">eolivelli@gmail.com</text:a></text:span></text:p>
            <text:p text:style-name="P1"><text:span text:style-name="T1">Twitter: @eolivelli</text:span></text:p>
            <text:p text:style-name="P1"><text:span text:style-name="T1">https://www.linkedin.com/in/enrico-olivelli-984b7874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3" draw:text-style-name="P3" draw:layer="layout" svg:width="25.2cm" svg:height="12.179cm" svg:x="1.4cm" svg:y="5.066cm" presentation:class="subtitle">
          <draw:text-box>
            <text:p text:style-name="P1">Replicated State Machines</text:p>
            <text:p text:style-name="P1">Apache BookKeeper Overview</text:p>
            <text:p text:style-name="P1">Majordodo Overview</text:p>
            <text:p text:style-name="P1">Majordodo and BookKeeper</text:p>
            <text:p text:style-name="P1"/>
            <text:p text:style-name="P1">Diennea and BookKeeper</text:p>
            <text:p text:style-name="P1">Community updates</text:p>
            <text:p text:style-name="P1">Q&amp;A</text:p>
          </draw:text-box>
        </draw:frame>
        <draw:frame presentation:style-name="pr4" draw:layer="layout" svg:width="25.2cm" svg:height="2.4cm" svg:x="1.4cm" svg:y="0.8cm" presentation:class="title">
          <draw:text-box>
            <text:p>Agenda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0">
        <draw:frame presentation:style-name="pr4" draw:layer="layout" svg:width="25.2cm" svg:height="2.4cm" svg:x="1.4cm" svg:y="0.8cm" presentation:class="title">
          <draw:text-box>
            <text:p>Replicated State Machines</text:p>
          </draw:text-box>
        </draw:frame>
        <draw:frame presentation:style-name="pr6" draw:text-style-name="P3" draw:layer="layout" svg:width="25.199cm" svg:height="13.794cm" svg:x="1.2cm" svg:y="3.991cm" presentation:class="subtitle" presentation:user-transformed="true">
          <draw:text-box>
            <text:p text:style-name="P1"><text:span text:style-name="T2">The problem:</text:span></text:p>
            <text:p text:style-name="P1"><text:span text:style-name="T2"/></text:p>
            <text:p text:style-name="P1"><text:span text:style-name="T3">Implement an high-available service without using any shared facility, such as databases or shared disks</text:span></text:p>
            <text:p text:style-name="P1"/>
            <text:p text:style-name="P1"><text:span text:style-name="T2">Replicate State Machine approach:</text:span></text:p>
            <text:p text:style-name="P1"><text:span text:style-name="T2">- Execute independent copies (replicas) of the service on independent servers</text:span></text:p>
            <text:p text:style-name="P1"><text:span text:style-name="T2">- Replay the sequence of inputs to each replica</text:span></text:p>
            <text:p text:style-name="P1"><text:span text:style-name="T2">- Expect to observe the same sequence of state transitions on each replica</text:span></text:p>
            <text:p text:style-name="P1"><text:span text:style-name="T2">- Expect from each server to respond to clients with the same output</text:span></text:p>
            <text:p text:style-name="P1"/>
            <text:p text:style-name="P1"><text:span text:style-name="T2">Main issue:</text:span></text:p>
            <text:p text:style-name="P1"><text:span text:style-name="T1"/></text:p>
            <text:p text:style-name="P4"><text:span text:style-name="T4">Each replica must see all the same entries, in the same order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1">
        <draw:frame presentation:style-name="pr4" draw:layer="layout" svg:width="25.2cm" svg:height="2.4cm" svg:x="1.4cm" svg:y="0.8cm" presentation:class="title">
          <draw:text-box>
            <text:p>Apache BookKeeper comes to help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pache BookKeeper is a replicated log service which resolves our main issue.</text:p>
              </text:list-header>
              <text:list-item>
                <text:p>BookKeeper manages 'ledgers'</text:p>
              </text:list-item>
              <text:list-item>
                <text:p>A ledger is an ordered sequence of entries, like a database transaction <text:s/>log</text:p>
              </text:list-item>
              <text:list-item>
                <text:p>You can write to a ledger only once</text:p>
              </text:list-item>
              <text:list-item>
                <text:p>Only one client can write to a ledger</text:p>
              </text:list-item>
              <text:list-item>
                <text:p>Many clients can read from a ledger, even during writes</text:p>
              </text:list-item>
              <text:list-item>
                <text:p>Ability to 'tail' the log</text:p>
              </text:list-item>
              <text:list-item>
                <text:p>BookKeeper gives enough guarantees on this sequence of entries to implement the ordered sequence of inputs for a replicated state mach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">
        <draw:frame presentation:style-name="pr4" draw:layer="layout" svg:width="25.2cm" svg:height="2.4cm" svg:x="1.4cm" svg:y="0.8cm" presentation:class="title">
          <draw:text-box>
            <text:p>BookKeeper guarantee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Every entry which has been acked will be available for reads</text:p>
              </text:list-item>
              <text:list-item>
                <text:p>Only one client can write to a ledger</text:p>
              </text:list-item>
              <text:list-item>
                <text:p>Entries are immutable</text:p>
              </text:list-item>
              <text:list-item>
                <text:p>If an entry as been read from a client it will be readable from other clients</text:p>
              </text:list-item>
              <text:list-item>
                <text:p>Fencing: ability to kick out a writer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">
        <draw:frame presentation:style-name="pr4" draw:layer="layout" svg:width="25.2cm" svg:height="3.473cm" svg:x="1.4cm" svg:y="0.264cm" presentation:class="title">
          <draw:text-box>
            <text:p>Replica state machines using a shared log</text:p>
          </draw:text-box>
        </draw:frame>
        <draw:frame presentation:style-name="pr7" draw:layer="layout" svg:width="25.2cm" svg:height="12.179cm" svg:x="1.4cm" svg:y="5.066cm" presentation:class="outline">
          <draw:text-box>
            <text:p text:style-name="P6"><text:span text:style-name="T5">Consider a simple Key-Value store, such as a Java Map.</text:span></text:p>
            <text:p text:style-name="P6"><text:span text:style-name="T5">We want a </text:span><text:span text:style-name="T6">shared consistent view</text:span><text:span text:style-name="T5"> of the Map.</text:span></text:p>
            <text:p text:style-name="P6"><text:span text:style-name="T5">Each replica will have a consistent view of the Map at a given point in time (position on the log)</text:span></text:p>
            <text:p text:style-name="P6"><text:span text:style-name="T7">It is possibile that the contents of the Map differ if the replicas have not reached the same position on the log</text:span></text:p>
            <text:p text:style-name="P6"><text:span text:style-name="T5">A </text:span><text:span text:style-name="T6">leader</text:span><text:span text:style-name="T5"> is elected from the set of replica (using ZookKeeper for instance), other replicas will be </text:span><text:span text:style-name="T6">followers</text:span><text:span text:style-name="T5">.</text:span></text:p>
            <text:p text:style-name="P6"><text:span text:style-name="T5">The leader can update the Map:</text:span></text:p>
            <text:list text:style-name="L3">
              <text:list-item>
                <text:p text:style-name="P6"><text:span text:style-name="T5">write the change to the log (BookKeeper)</text:span></text:p>
              </text:list-item>
              <text:list-item>
                <text:p text:style-name="P6"><text:span text:style-name="T5">apply the change to memory</text:span></text:p>
              </text:list-item>
            </text:list>
            <text:p text:style-name="P6"><text:span text:style-name="T5"/></text:p>
            <text:p text:style-name="P6"><text:span text:style-name="T5">Followers tail the log and replay each change to the local copy of the Map.</text:span></text:p>
            <text:p text:style-name="P6"><text:span text:style-name="T5"/></text:p>
            <text:p text:style-name="P7"><text:span text:style-name="T8">What happens when the leader is lost or a network partition occours ?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">
        <draw:frame presentation:style-name="pr4" draw:layer="layout" svg:width="25.2cm" svg:height="2.4cm" svg:x="1.4cm" svg:y="0.8cm" presentation:class="title">
          <draw:text-box>
            <text:p>Leader recovery and fencing</text:p>
          </draw:text-box>
        </draw:frame>
        <draw:frame presentation:style-name="pr7" draw:text-style-name="P1" draw:layer="layout" svg:width="25.2cm" svg:height="12.179cm" svg:x="1.4cm" svg:y="5.066cm" presentation:class="outline" presentation:user-transformed="true">
          <draw:text-box>
            <text:p text:style-name="P4"><text:span text:style-name="T9">When leadership is lost a new leader is to be elected</text:span></text:p>
            <text:p text:style-name="P1">Issue:</text:p>
            <text:p text:style-name="P1">If the leader continues to act as a leader, and applies changes to its local copy of the Map then its view will diverge from the view of the other replicas</text:p>
            <text:p text:style-name="P1">Usually leader election, for instance using ZookKeeper is not enough to prevent this situation.</text:p>
            <text:p text:style-name="P1"/>
            <text:p text:style-name="P4"><text:span text:style-name="T10">Fencing is the solution</text:span></text:p>
            <text:p text:style-name="P1">When a new leader is elected it first opens the log with the “fence” option: now the old leader is really kicked off and it is not able to write new entries, and so it will change its local Map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draw:frame presentation:style-name="pr8" draw:layer="layout" svg:width="25.2cm" svg:height="2.4cm" svg:x="1.4cm" svg:y="0.8cm" presentation:class="title">
          <draw:text-box>
            <text:p>BookKeeper architecture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Thick client</text:p>
              </text:list-item>
              <text:list-item>
                <text:p>Servers (Bookie) only store data</text:p>
              </text:list-item>
              <text:list-item>
                <text:p>ZooKeeper used for Bookie discovery, coordination and metadata management</text:p>
              </text:list-item>
            </text:list>
            <text:p/>
            <text:p>Operations are driven directly by the client, which coordinates reads and writes.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1">
        <draw:frame presentation:style-name="pr8" draw:layer="layout" svg:width="25.2cm" svg:height="2.4cm" svg:x="1.4cm" svg:y="0.8cm" presentation:class="title">
          <draw:text-box>
            <text:p>Writing to a Ledger</text:p>
          </draw:text-box>
        </draw:frame>
        <draw:frame presentation:style-name="pr7" draw:layer="layout" svg:width="25.2cm" svg:height="12.179cm" svg:x="1.4cm" svg:y="5.066cm" presentation:class="outline">
          <draw:text-box>
            <text:p>Writes are driven by the writer of the ledger:</text:p>
            <text:list text:style-name="L2">
              <text:list-item>
                <text:p>Creates Ledger metadata</text:p>
              </text:list-item>
              <text:list-item>
                <text:p>Discovers and chooses Bookies (customizablwith e EnsemblePlacementPolicy)</text:p>
              </text:list-item>
              <text:list-item>
                <text:p>Writes data directly to Bookies</text:p>
              </text:list-item>
              <text:list-item>
                <text:p>Waits for ACKs</text:p>
              </text:list-item>
              <text:list-item>
                <text:p>Configurable durability/consistency (write quorum/ack quorum/ensablesize parameters)</text:p>
              </text:list-item>
              <text:list-item>
                <text:p>Last-Add-Confirmed (LAC) protocol</text:p>
              </text:list-item>
            </text:list>
            <text:p/>
            <text:p>Interesting properties:</text:p>
            <text:list text:continue-numbering="true" text:style-name="L2">
              <text:list-item>
                <text:p>No single point of failure</text:p>
              </text:list-item>
              <text:list-item>
                <text:p>No shared device</text:p>
              </text:list-item>
              <text:list-item>
                <text:p>Scalability (unique bottleneck can be ZooKeeper)</text:p>
              </text:list-item>
              <text:list-item>
                <text:p>Asynchronous API for every operation (open/read/write/delete/close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1">
        <draw:frame presentation:style-name="pr8" draw:layer="layout" svg:width="25.2cm" svg:height="2.4cm" svg:x="1.4cm" svg:y="0.8cm" presentation:class="title">
          <draw:text-box>
            <text:p>Reading from a ledger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p>Reads are controlled by the client:</text:p>
            <text:p>- Discover location of bookie data using ZooKeeper directly</text:p>
            <text:p>- Read data directly from Bookies</text:p>
            <text:p/>
            <text:p>Fencing: recover a ledger opened from writes</text:p>
            <text:p>- mark the ledger as 'fenced' on metadata</text:p>
            <text:p>- notify fencing to bookies</text:p>
            <text:p>- recover last-add-confirmed (LAC) entry</text:p>
            <text:p/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">
        <draw:frame presentation:style-name="pr8" draw:layer="layout" svg:width="25.2cm" svg:height="2.4cm" svg:x="1.4cm" svg:y="0.8cm" presentation:class="title">
          <draw:text-box>
            <text:p>Bookie internal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p>Bookie components:</text:p>
            <text:p>- Journal: local Bookie log</text:p>
            <text:p>- Ledger Storage Manager: store interleaved ledger data</text:p>
            <text:p>- Garbage Collector Thread: free up disk space</text:p>
            <text:p>- Auditor: handle ledger under-replication</text:p>
            <text:p>- Cache for last entries: speed up “tailing reads”</text:p>
            <text:p>- Index: speeds up random access reads</text:p>
            <text:p>- Netty network server (TCP, local-transport, SSL is coming)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">
        <draw:frame presentation:style-name="pr4" draw:layer="layout" svg:width="25.2cm" svg:height="2.4cm" svg:x="1.4cm" svg:y="0.8cm" presentation:class="title">
          <draw:text-box>
            <text:p>Majordodo Overview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Majordodo is a Distributed Resource Manager</text:p>
              </text:list-item>
              <text:list-item>
                <text:p>Executes <text:span text:style-name="T11">Tasks</text:span> on a set of machines (<text:span text:style-name="T11">Workers</text:span>)</text:p>
              </text:list-item>
              <text:list-item>
                <text:p>Peculiarities:</text:p>
                <text:list>
                  <text:list-item>
                    <text:p>Multi-tenancy</text:p>
                  </text:list-item>
                  <text:list-item>
                    <text:p>Low latency</text:p>
                  </text:list-item>
                  <text:list-item>
                    <text:p>Many (millions) concurrent tasks</text:p>
                  </text:list-item>
                  <text:list-item>
                    <text:p>at-most-once, at-least-once semantics</text:p>
                  </text:list-item>
                  <text:list-item>
                    <text:p>Dynamic priority and resource allocation to users even after task submission</text:p>
                  </text:list-item>
                </text:list>
              </text:list-item>
              <text:list-item>
                <text:p>Usage example at MagNews: <text:s/></text:p>
                <text:list>
                  <text:list-header>
                    <text:p>100 million tasks per day on a 100 machine cluster with a single brok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3T1">
        <draw:frame presentation:style-name="pr4" draw:layer="layout" svg:width="25.2cm" svg:height="2.4cm" svg:x="1.4cm" svg:y="0.8cm" presentation:class="title">
          <draw:text-box>
            <text:p>Majordodo Feature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Users submit tasks</text:p>
              </text:list-item>
              <text:list-item>
                <text:p>A Broker locates available resources on the cluster and assign the task to a worker</text:p>
              </text:list-item>
              <text:list-item>
                <text:p>Broker takes into account a dynamic priority assigned to the user and the type of task</text:p>
              </text:list-item>
              <text:list-item>
                <text:p>Resource usage by a task is a variable, it depends on:</text:p>
                <text:list>
                  <text:list-item>
                    <text:p>User and resources assigned to it (databases, RAM, distributed storage, CPU...)</text:p>
                  </text:list-item>
                  <text:list-item>
                    <text:p>Type of task</text:p>
                  </text:list-item>
                </text:list>
              </text:list-item>
              <text:list-item>
                <text:p>Each worker offers its CPU and other resources (datasources, disks., CPU, memory..)</text:p>
              </text:list-item>
              <text:list-item>
                <text:p>Broker handles failover of crashing workers or tasks execution errors</text:p>
              </text:list-item>
              <text:list-item>
                <text:p>A deadline can be set on each task</text:p>
              </text:list-item>
              <text:list-item>
                <text:p>REST Client API: tasks can be submitted from any language</text:p>
              </text:list-item>
              <text:list-item>
                <text:p>Transactions: batch of tasks can be submitted in transaction</text:p>
              </text:list-item>
              <text:list-item>
                <text:p>Slots: a sort of distributed lock facility</text:p>
              </text:list-item>
              <text:list-item>
                <text:p>Dynamic code deployment from Java Clients without Workers restart</text:p>
              </text:list-item>
              <text:list-item>
                <text:p>Embeddable in other JVM (both Brokers and Worker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1">
        <draw:frame presentation:style-name="pr4" draw:layer="layout" svg:width="25.2cm" svg:height="2.4cm" svg:x="1.4cm" svg:y="0.8cm" presentation:class="title">
          <draw:text-box>
            <text:p>Majordodo replication</text:p>
          </draw:text-box>
        </draw:frame>
        <draw:frame presentation:style-name="pr7" draw:layer="layout" svg:width="25.2cm" svg:height="12.179cm" svg:x="1.4cm" svg:y="5.066cm" presentation:class="outline">
          <draw:text-box>
            <text:p>Majordodo Broker is a replicated state machine</text:p>
            <text:list text:style-name="L2">
              <text:list-item>
                <text:p>Task status, Transactions and Workers Status is the “state” of the machine</text:p>
              </text:list-item>
              <text:list-item>
                <text:p>One broker is leader, other brokers are followers. Fast fail of the leader in case of crash</text:p>
              </text:list-item>
              <text:list-item>
                <text:p>Follower brokers are used to keep the service always up</text:p>
              </text:list-item>
              <text:list-item>
                <text:p>ZookKeeper is used for Leader-Election and Broker discovery</text:p>
              </text:list-item>
              <text:list-item>
                <text:p>BookKeeper is the shared log</text:p>
              </text:list-item>
            </text:list>
            <text:p/>
            <text:p>You cannot keep your ledgers forever, issues:</text:p>
            <text:p>- Coordination of ledger deletion</text:p>
            <text:p>- Taking snapshots of local state</text:p>
            <text:p>- Adding a new broker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3T1">
        <draw:frame presentation:style-name="pr4" draw:layer="layout" svg:width="25.2cm" svg:height="2.4cm" svg:x="1.4cm" svg:y="0.8cm" presentation:class="title">
          <draw:text-box>
            <text:p>Snapshots and Ledgers deletion</text:p>
          </draw:text-box>
        </draw:frame>
        <draw:frame presentation:style-name="pr7" draw:layer="layout" svg:width="25.2cm" svg:height="12.179cm" svg:x="1.4cm" svg:y="5.066cm" presentation:class="outline">
          <draw:text-box>
            <text:p>Majordodo deletes ledgers after a configurable period of time.</text:p>
            <text:p>Every X minutes each broker saves a copy of the state on local disk.</text:p>
            <text:p>Two cases:</text:p>
            <text:p>- a follower is tailing the log: no problem</text:p>
            <text:p>- a follower boots and local snapshot is too old (or is absent at all)</text:p>
            <text:p/>
            <text:p>If it it not possible to recover state from BookKeeper a fresh snapshot is downloaded from the leader.</text:p>
            <text:p/>
            <text:p>Bad edge case: no follower is in synch for a very long time and the leader crashes and disk is lost.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3T1">
        <draw:frame presentation:style-name="pr8" draw:layer="layout" svg:width="25.2cm" svg:height="2.4cm" svg:x="1.4cm" svg:y="0.8cm" presentation:class="title" presentation:user-transformed="true">
          <draw:text-box>
            <text:p>Diennea Projects on BookKeeper</text:p>
          </draw:text-box>
        </draw:frame>
        <draw:frame presentation:style-name="pr7" draw:layer="layout" svg:width="25.2cm" svg:height="12.179cm" svg:x="1.4cm" svg:y="5.066cm" presentation:class="outline">
          <draw:text-box>
            <text:p>OpenSource projects:</text:p>
            <text:list text:style-name="L2">
              <text:list-item>
                <text:p>Majordodo: Distributed Resource Manager</text:p>
                <text:list>
                  <text:list-item>
                    <text:p><text:a xlink:href="https://github.com/diennea/majordodo" xlink:type="simple">https://github.com/diennea/majordodo</text:a></text:p>
                  </text:list-item>
                </text:list>
              </text:list-item>
              <text:list-item>
                <text:p>HerdDB: Distributed SQL Database</text:p>
                <text:list>
                  <text:list-item>
                    <text:p><text:a xlink:href="https://github.com/diennea/herddb" xlink:type="simple">https://github.com/diennea/herddb</text:a></text:p>
                  </text:list-item>
                </text:list>
              </text:list-item>
            </text:list>
            <text:p/>
            <text:p>MagNews platform:</text:p>
            <text:list text:continue-numbering="true" text:style-name="L2">
              <text:list-item>
                <text:p>Distributed transaction lo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3T1">
        <draw:frame presentation:style-name="pr4" draw:layer="layout" svg:width="25.2cm" svg:height="2.4cm" svg:x="1.4cm" svg:y="0.8cm" presentation:class="title">
          <draw:text-box>
            <text:p>Community Update</text:p>
          </draw:text-box>
        </draw:frame>
        <draw:frame presentation:style-name="pr7" draw:text-style-name="P1" draw:layer="layout" svg:width="25.2cm" svg:height="12.179cm" svg:x="1.4cm" svg:y="5.066cm" presentation:class="outline">
          <draw:text-box>
            <text:p text:style-name="P1">Known projects built on BookKeeper</text:p>
            <text:list text:style-name="L2">
              <text:list-item>
                <text:p text:style-name="P1">Twitter Distributed Log: Manhattan, Pub/Sub, DeferredRPC</text:p>
              </text:list-item>
              <text:list-item>
                <text:p text:style-name="P1">Yahoo Cloud Messaging</text:p>
              </text:list-item>
              <text:list-item>
                <text:p text:style-name="P1">Salesforce Distributed Store</text:p>
              </text:list-item>
              <text:list-item>
                <text:p text:style-name="P1">Huawei – HDFS NameNode</text:p>
              </text:list-item>
              <text:list-item>
                <text:p text:style-name="P1">HubSpot – WAL</text:p>
              </text:list-item>
              <text:list-item>
                <text:p text:style-name="P1">Diennea – Majordodo/HerdDB/MagNews TX log</text:p>
              </text:list-item>
            </text:list>
            <text:p text:style-name="P1"/>
            <text:p text:style-name="P1">Community</text:p>
            <text:p text:style-name="P1">- 9 PMC members</text:p>
            <text:p text:style-name="P1">- 11 Commiters</text:p>
            <text:p text:style-name="P1">- 20-25 active members</text:p>
            <text:p text:style-name="P1">- 5 Enterprises actively using/contributing</text:p>
            <text:p text:style-name="P1"/>
            <text:p text:style-name="P1">See our Wiki and WebSite</text:p>
            <text:p text:style-name="P1">http://bookkeeper.apache.org</text:p>
            <text:p text:style-name="P1">https://cwiki.apache.org/confluence/display/BOOKKEEPER</text:p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1A03CB50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E77F5A1E.png" xlink:type="simple" xlink:show="embed" xlink:actuate="onLoad"/>
      </draw:frame>
      <draw:frame presentation:style-name="AbstractGreen-title" draw:layer="backgroundobjects" svg:width="25.2cm" svg:height="3.466cm" svg:x="1.4cm" svg:y="0.801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5:48:52.396642611</meta:creation-date>
    <meta:generator>LibreOffice/4.4.7.2$Linux_X86_64 LibreOffice_project/40$Build-2</meta:generator>
    <dc:date>2016-08-25T17:21:37.493773310</dc:date>
    <meta:editing-duration>PT1H14M47S</meta:editing-duration>
    <meta:editing-cycles>13</meta:editing-cycles>
    <meta:document-statistic meta:object-count="112"/>
  </office:meta>
</office:document-meta>
</file>